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064" officeooo:paragraph-rsid="00001064"/>
    </style:style>
    <style:style style:name="P2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01064" officeooo:paragraph-rsid="00001064"/>
    </style:style>
    <style:style style:name="P3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normal" officeooo:rsid="00001064" officeooo:paragraph-rsid="00001064" fo:background-color="#ffff00" style:font-size-asian="14pt" style:font-size-complex="14pt"/>
    </style:style>
    <style:style style:name="P4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01064" officeooo:paragraph-rsid="00001064"/>
    </style:style>
    <style:style style:name="P5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030e9" officeooo:paragraph-rsid="000030e9"/>
    </style:style>
    <style:style style:name="P6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font-size="12pt"/>
    </style:style>
    <style:style style:name="T2" style:family="text">
      <style:text-properties fo:color="#a31515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2e75b6" loext:opacity="100%" style:font-name="Cascadia Mono" fo:font-size="9.5pt" style:font-size-asian="9.5pt"/>
    </style:style>
    <style:style style:name="T5" style:family="text">
      <style:text-properties style:font-name="Cascadia Mono" fo:font-size="9.5pt" style:font-size-asian="9.5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129db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ção </text:p>
      <text:p text:style-name="P1"/>
      <text:p text:style-name="P3">erro quando  vc vai da add-migration ele nao reconhecer </text:p>
      <text:p text:style-name="P2"/>
      <text:p text:style-name="P2"><text:span text:style-name="T1">vc tem que baixar o powershell compativel , no vaso foi o 7.1 </text:span><text:line-break/><text:span text:style-name="T1">e pra dar o comando tem que mostrar o diretorio </text:span><text:line-break/><text:span text:style-name="T1">dotnet ef migrations add InitialCreate --project C:\Users\paulo\source\repos\CrudProdutos\CrudProdutos</text:span><text:line-break/>    <text:span text:style-name="T1">dotnet ef database update  --project  C:\Users\paulo\source\repos\CrudProdutos\CrudProdutos</text:span><text:line-break/></text:p>
      <text:p text:style-name="P2"/>
      <text:p text:style-name="P2"/>
      <text:p text:style-name="P5"><text:span text:style-name="T7">ERRO</text:span> <text:span text:style-name="T7">DE CERTIFICADO <text:s/></text:span><text:span text:style-name="T8">SSL</text:span></text:p>
      <text:p text:style-name="P5"/>
      <text:p text:style-name="P5">BEM NO STRING <text:s/>DE CONEXAO TEM QUE <text:s/>COLOCAR ISSO </text:p>
      <text:p text:style-name="P5"/>
      <text:p text:style-name="P5"><text:span text:style-name="T2">TrustServerCertificate=true;"</text:span></text:p>
      <text:p text:style-name="P5"><text:span text:style-name="T2"/></text:p>
      <text:p text:style-name="P5"><text:span text:style-name="T5">{</text:span></text:p>
      <text:p text:style-name="P6"/>
      <text:p text:style-name="Standard"><text:span text:style-name="T3"><text:s text:c="2"/></text:span><text:span text:style-name="T4">"ConnectionStrings"</text:span><text:span text:style-name="T3">: {</text:span></text:p>
      <text:p text:style-name="Standard"><text:span text:style-name="T3"><text:s text:c="4"/></text:span><text:span text:style-name="T4">"DefaultConnection"</text:span><text:span text:style-name="T3">: </text:span><text:span text:style-name="T2">"Data Source=LAPTOP-EAANPJ6K\\SQLEXPRESS;Initial Catalog=CrudProduto;Integrated Security=True;TrustServerCertificate=true;"</text:span></text:p>
      <text:p text:style-name="P5"><text:span text:style-name="T5"><text:s text:c="2"/>},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5:55:21.127000000</meta:creation-date>
    <dc:date>2023-04-11T16:22:30.382000000</dc:date>
    <meta:editing-duration>PT2M9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0" meta:word-count="71" meta:character-count="656" meta:non-whitespace-character-count="573"/>
  </office:meta>
</office:document-meta>
</file>